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2FA000022F041421B93.svm" manifest:media-type=""/>
  <manifest:file-entry manifest:full-path="Pictures/2000000900002F7100000E79C135502B.svm" manifest:media-type=""/>
  <manifest:file-entry manifest:full-path="Pictures/20000009000042FA0000225101F1AF80.svm" manifest:media-type=""/>
  <manifest:file-entry manifest:full-path="Pictures/20000009000030E40000138AD17938B1.svm" manifest:media-type=""/>
  <manifest:file-entry manifest:full-path="Pictures/2000000900003119000018E938469A09.svm" manifest:media-type=""/>
  <manifest:file-entry manifest:full-path="Pictures/200000090000314E00000D8B6627F477.svm" manifest:media-type=""/>
  <manifest:file-entry manifest:full-path="Pictures/2000000900002F71000017E10706CAB3.svm" manifest:media-type=""/>
  <manifest:file-entry manifest:full-path="Pictures/2000000900004226000022F0F192070D.svm" manifest:media-type=""/>
  <manifest:file-entry manifest:full-path="Pictures/2000000900002DB00000184BCDDB038B.svm" manifest:media-type=""/>
  <manifest:file-entry manifest:full-path="Pictures/2000000900002FC1000018303637DC58.svm" manifest:media-type=""/>
  <manifest:file-entry manifest:full-path="Pictures/200000090000434900002202C254BA49.svm" manifest:media-type=""/>
  <manifest:file-entry manifest:full-path="Pictures/2000000900002958000031ECE86BD70C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7ed5e" officeooo:paragraph-rsid="00080000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7ed5e" officeooo:paragraph-rsid="0007ed5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07ed5e" officeooo:paragraph-rsid="00080000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b61ac" officeooo:paragraph-rsid="000bbfa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bbfa1" officeooo:paragraph-rsid="000bbfa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c3167" officeooo:paragraph-rsid="000c3167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80000"/>
    </style:style>
    <style:style style:name="T4" style:family="text">
      <style:text-properties fo:font-size="15pt" style:text-underline-style="none" fo:font-weight="normal" officeooo:rsid="0009bd2d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PINGDOM </text:span>USER MANUAL<text:line-break/></text:p>
      <text:p text:style-name="P3"><draw:frame draw:style-name="fr1" draw:name="Image1" text:anchor-type="paragraph" svg:x="1.2752in" svg:y="0.6354in" svg:width="2.8236in" svg:height="3.678in" draw:z-index="0"><draw:image xlink:href="Pictures/2000000900002958000031ECE86BD70C.svm" xlink:type="simple" xlink:show="embed" xlink:actuate="onLoad"/></draw:frame><text:span text:style-name="T4">The keyword help initiates a bot and displays the introductory message with the list of keywords.<text:line-break/><text:line-break/></text:span><text:line-break/></text:p>
      <text:p text:style-name="P2"/>
      <text:p text:style-name="P2"><text:span text:style-name="T2"><text:line-break/>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4"><draw:frame draw:style-name="fr2" draw:name="Image3" text:anchor-type="paragraph" svg:x="3.7827in" svg:y="0.9646in" svg:width="3.5472in" svg:height="1.7575in" draw:z-index="2"><draw:image xlink:href="Pictures/200000090000434900002202C254BA49.svm" xlink:type="simple" xlink:show="embed" xlink:actuate="onLoad"/></draw:frame><draw:frame draw:style-name="fr2" draw:name="Image2" text:anchor-type="paragraph" svg:x="-0.389in" svg:y="0.9854in" svg:width="2.7866in" svg:height="1.8555in" draw:z-index="1"><draw:image xlink:href="Pictures/2000000900002FC1000018303637DC58.svm" xlink:type="simple" xlink:show="embed" xlink:actuate="onLoad"/></draw:frame><text:span text:style-name="T2">The user then needs to login using the </text:span><text:span text:style-name="T1">“login”</text:span><text:span text:style-name="T2"> keyword which asks user the pingdom userID password and the application key which user can get from his pingdom ID. <text:line-break/></text:span></text:p>
      <text:p text:style-name="P4"><text:span text:style-name="T2"/></text:p>
      <text:p text:style-name="P4"><text:span text:style-name="T2"/></text:p>
      <text:p text:style-name="P4"><draw:custom-shape text:anchor-type="paragraph" draw:z-index="3" draw:style-name="gr1" svg:width="1.3858in" svg:height="0.4169in" svg:x="2.3972in" svg:y="0.20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/></text:p>
      <text:p text:style-name="P4"><text:span text:style-name="T2"/></text:p>
      <text:p text:style-name="P4"><text:span text:style-name="T2"><text:line-break/> </text:span></text:p>
      <text:p text:style-name="P4"><text:span text:style-name="T2"/></text:p>
      <text:p text:style-name="P4"><text:span text:style-name="T2"/></text:p>
      <text:p text:style-name="P4"><text:span text:style-name="T2"><text:line-break/><text:line-break/><text:line-break/><text:line-break/></text:span></text:p>
      <text:p text:style-name="P5"><draw:frame draw:style-name="fr2" draw:name="Image5" text:anchor-type="paragraph" svg:x="3.5898in" svg:y="0.9646in" svg:width="3.7665in" svg:height="2.1102in" draw:z-index="5"><draw:image xlink:href="Pictures/2000000900002DB00000184BCDDB038B.svm" xlink:type="simple" xlink:show="embed" xlink:actuate="onLoad"/></draw:frame><draw:frame draw:style-name="fr2" draw:name="Image4" text:anchor-type="paragraph" svg:x="-0.0453in" svg:y="0.902in" svg:width="2.9744in" svg:height="2.2043in" draw:z-index="4"><draw:image xlink:href="Pictures/2000000900004226000022F0F192070D.svm" xlink:type="simple" xlink:show="embed" xlink:actuate="onLoad"/></draw:frame><text:soft-page-break/><text:span text:style-name="T2">To check status of the URL “</text:span><text:span text:style-name="T1">ping”</text:span><text:span text:style-name="T2"> keyword is used which gives user a form in which he can select already registered URL and then post it. Status of all the given URL will be displayed.<text:line-break/><text:line-break/><text:line-break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8" text:anchor-type="paragraph" svg:x="0.728in" svg:y="3.9752in" svg:width="4.9693in" svg:height="1.3654in" draw:z-index="9"><draw:image xlink:href="Pictures/200000090000314E00000D8B6627F477.svm" xlink:type="simple" xlink:show="embed" xlink:actuate="onLoad"/></draw:frame><draw:frame draw:style-name="fr2" draw:name="Image6" text:anchor-type="paragraph" svg:x="-0.5945in" svg:y="1.798in" svg:width="3.2602in" svg:height="1.8602in" draw:z-index="6"><draw:image xlink:href="Pictures/2000000900002F71000017E10706CAB3.svm" xlink:type="simple" xlink:show="embed" xlink:actuate="onLoad"/></draw:frame><draw:frame draw:style-name="fr2" draw:name="Image7" text:anchor-type="paragraph" svg:x="3.9728in" svg:y="1.7035in" svg:width="3.2252in" svg:height="1.9591in" draw:z-index="8"><draw:image xlink:href="Pictures/20000009000042FA0000225101F1AF80.svm" xlink:type="simple" xlink:show="embed" xlink:actuate="onLoad"/></draw:frame><draw:custom-shape text:anchor-type="paragraph" draw:z-index="7" draw:style-name="gr1" svg:width="1.1094in" svg:height="0.4169in" svg:x="2.8063in" svg:y="2.620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"><text:line-break/><text:line-break/><text:line-break/><text:line-break/>To add a URL which is not registered user has to enter the keyword </text:span><text:span text:style-name="T1">addcheck</text:span><text:span text:style-name="T2"> which displays the form to register a new URL and this new URL will be displayed when you ping next time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2" draw:name="Image11" text:anchor-type="paragraph" svg:x="-0.2862in" svg:y="1.2252in" svg:width="3.3189in" svg:height="1.928in" draw:z-index="12"><draw:image xlink:href="Pictures/2000000900003119000018E938469A09.svm" xlink:type="simple" xlink:show="embed" xlink:actuate="onLoad"/></draw:frame><draw:frame draw:style-name="fr2" draw:name="Image10" text:anchor-type="paragraph" svg:x="1.0244in" svg:y="3.7972in" svg:width="4.7811in" svg:height="1.4583in" draw:z-index="11"><draw:image xlink:href="Pictures/2000000900002F7100000E79C135502B.svm" xlink:type="simple" xlink:show="embed" xlink:actuate="onLoad"/></draw:frame><draw:frame draw:style-name="fr2" draw:name="Image9" text:anchor-type="paragraph" svg:x="4.1126in" svg:y="1.1862in" svg:width="3.2508in" svg:height="2.0008in" draw:z-index="10"><draw:image xlink:href="Pictures/20000009000042FA000022F041421B93.svm" xlink:type="simple" xlink:show="embed" xlink:actuate="onLoad"/></draw:frame><draw:custom-shape text:anchor-type="paragraph" draw:z-index="13" draw:style-name="gr1" svg:width="0.9976in" svg:height="0.4331in" svg:x="3.0319in" svg:y="2.09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T2">To delete a check registered use the keyword </text:span><text:span text:style-name="T1">“deletecheck” </text:span><text:span text:style-name="T2">which generates a dropdown and on selecting the option which you want delete the URL gets deleted and not shown during the next ping<text:line-break/><text:line-break/></text:span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To logout user can type the keyword </text:span><text:span text:style-name="T1">logout</text:span><text:span text:style-name="T2"> which logs the user out .<text:line-break/></text:span></text:p>
      <text:p text:style-name="P6"><draw:frame draw:style-name="fr2" draw:name="Image12" text:anchor-type="paragraph" svg:x="1.0173in" svg:y="0.1492in" svg:width="4.928in" svg:height="1.9693in" draw:z-index="14"><draw:image xlink:href="Pictures/20000009000030E40000138AD17938B1.svm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0:45:22.823000000</meta:creation-date>
    <dc:date>2015-07-07T12:56:05.653000000</dc:date>
    <meta:editing-duration>PT8M26S</meta:editing-duration>
    <meta:editing-cycles>1</meta:editing-cycles>
    <meta:document-statistic meta:table-count="0" meta:image-count="12" meta:object-count="0" meta:page-count="3" meta:paragraph-count="10" meta:word-count="167" meta:character-count="925" meta:non-whitespace-character-count="742"/>
    <meta:generator>LibreOffice/4.2.3.3$Windows_x86 LibreOffice_project/882f8a0a489bc99a9e60c7905a60226254cb6ff0</meta:generator>
  </office:meta>
</office:document-meta>
</file>